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EGOCIACION AGROPECUARIA DEL SUR EIR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279799632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1440048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ATACORA CHAPARRO, MARIA ROXAN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4303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JARECCA RIVERA, ADOLFO CLEMENTE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06037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7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45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8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5/08/2021</text:p>
          </table:table-cell>
          <table:table-cell table:style-name="Tabla2.A2" office:value-type="string">
            <text:p text:style-name="P9">953583</text:p>
          </table:table-cell>
          <table:table-cell table:style-name="Tabla2.A2" office:value-type="string">
            <text:p text:style-name="P9">18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78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6T22:02:0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